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8486" officeooo:paragraph-rsid="00168486"/>
    </style:style>
    <style:style style:name="P2" style:family="paragraph" style:parent-style-name="Standard">
      <style:text-properties officeooo:rsid="00168486" officeooo:paragraph-rsid="0017f877"/>
    </style:style>
    <style:style style:name="P3" style:family="paragraph" style:parent-style-name="Standard">
      <style:text-properties officeooo:rsid="00168486" officeooo:paragraph-rsid="001a7f4a"/>
    </style:style>
    <style:style style:name="P4" style:family="paragraph" style:parent-style-name="Standard">
      <style:text-properties officeooo:rsid="00174d92" officeooo:paragraph-rsid="00174d92"/>
    </style:style>
    <style:style style:name="P5" style:family="paragraph" style:parent-style-name="Standard">
      <style:text-properties officeooo:rsid="0017f877" officeooo:paragraph-rsid="0017f877"/>
    </style:style>
    <style:style style:name="P6" style:family="paragraph" style:parent-style-name="Standard">
      <style:text-properties officeooo:rsid="001a7f4a" officeooo:paragraph-rsid="001a7f4a"/>
    </style:style>
    <style:style style:name="P7" style:family="paragraph" style:parent-style-name="Standard">
      <style:text-properties officeooo:rsid="001cf815" officeooo:paragraph-rsid="001cf815"/>
    </style:style>
    <style:style style:name="P8" style:family="paragraph" style:parent-style-name="Standard">
      <style:text-properties fo:font-size="8pt" fo:font-style="italic" officeooo:rsid="001cf815" officeooo:paragraph-rsid="001cf815" style:font-size-asian="8pt" style:font-style-asian="italic" style:font-size-complex="8pt" style:font-style-complex="italic"/>
    </style:style>
    <style:style style:name="P9" style:family="paragraph" style:parent-style-name="Standard">
      <style:text-properties fo:font-size="12pt" fo:font-style="normal" officeooo:rsid="001e96a1" officeooo:paragraph-rsid="001ef84d" style:font-size-asian="10.5pt" style:font-style-asian="normal" style:font-size-complex="12pt" style:font-style-complex="normal"/>
    </style:style>
    <style:style style:name="P10" style:family="paragraph" style:parent-style-name="Standard">
      <style:text-properties fo:font-size="12pt" fo:font-style="normal" officeooo:rsid="001e96a1" officeooo:paragraph-rsid="00219bab" style:font-size-asian="10.5pt" style:font-style-asian="normal" style:font-size-complex="12pt" style:font-style-complex="normal"/>
    </style:style>
    <style:style style:name="P11" style:family="paragraph" style:parent-style-name="Standard">
      <style:text-properties fo:font-size="12pt" fo:font-style="normal" officeooo:rsid="001e96a1" officeooo:paragraph-rsid="0022d8cb" style:font-size-asian="10.5pt" style:font-style-asian="normal" style:font-size-complex="12pt" style:font-style-complex="normal"/>
    </style:style>
    <style:style style:name="P12" style:family="paragraph" style:parent-style-name="Standard">
      <style:text-properties fo:font-size="12pt" fo:font-style="normal" officeooo:rsid="0023e057" officeooo:paragraph-rsid="0023e057" style:font-size-asian="10.5pt" style:font-style-asian="normal" style:font-size-complex="12pt" style:font-style-complex="normal"/>
    </style:style>
    <style:style style:name="P13" style:family="paragraph" style:parent-style-name="Standard">
      <style:paragraph-properties fo:break-before="page"/>
      <style:text-properties officeooo:rsid="00168486" officeooo:paragraph-rsid="001a7f4a"/>
    </style:style>
    <style:style style:name="T1" style:family="text">
      <style:text-properties officeooo:rsid="00174d92"/>
    </style:style>
    <style:style style:name="T2" style:family="text">
      <style:text-properties officeooo:rsid="0017f87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8a513"/>
    </style:style>
    <style:style style:name="T5" style:family="text">
      <style:text-properties style:text-underline-style="solid" style:text-underline-width="auto" style:text-underline-color="font-color" officeooo:rsid="0019c390"/>
    </style:style>
    <style:style style:name="T6" style:family="text">
      <style:text-properties style:text-underline-style="solid" style:text-underline-width="auto" style:text-underline-color="font-color" officeooo:rsid="001ef84d"/>
    </style:style>
    <style:style style:name="T7" style:family="text">
      <style:text-properties style:text-underline-style="none"/>
    </style:style>
    <style:style style:name="T8" style:family="text">
      <style:text-properties style:text-underline-style="none" officeooo:rsid="0018a513"/>
    </style:style>
    <style:style style:name="T9" style:family="text">
      <style:text-properties style:text-underline-style="none" officeooo:rsid="0019c390"/>
    </style:style>
    <style:style style:name="T10" style:family="text">
      <style:text-properties style:text-underline-style="none" officeooo:rsid="001c73a3"/>
    </style:style>
    <style:style style:name="T11" style:family="text">
      <style:text-properties style:text-underline-style="none" officeooo:rsid="001ef84d"/>
    </style:style>
    <style:style style:name="T12" style:family="text">
      <style:text-properties style:text-underline-style="none" officeooo:rsid="001fac22"/>
    </style:style>
    <style:style style:name="T13" style:family="text">
      <style:text-properties style:text-underline-style="none" officeooo:rsid="00219bab"/>
    </style:style>
    <style:style style:name="T14" style:family="text">
      <style:text-properties style:text-underline-style="none" officeooo:rsid="0022d8cb"/>
    </style:style>
    <style:style style:name="T15" style:family="text">
      <style:text-properties style:text-underline-style="none" officeooo:rsid="0023e057"/>
    </style:style>
    <style:style style:name="T16" style:family="text">
      <style:text-properties style:text-underline-style="none" officeooo:rsid="00258d50"/>
    </style:style>
    <style:style style:name="T17" style:family="text">
      <style:text-properties officeooo:rsid="0018a513"/>
    </style:style>
    <style:style style:name="T18" style:family="text">
      <style:text-properties officeooo:rsid="001a7f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GE SIO SLAM</text:p>
      <text:p text:style-name="P1">Guillaume SAULNIER</text:p>
      <text:p text:style-name="P1">DM2</text:p>
      <text:p text:style-name="P1"/>
      <text:p text:style-name="P1">Sujet  n°7 : Est-on toujours à la fête avec ses voisins ? (P178)</text:p>
      <text:p text:style-name="P1"/>
      <text:p text:style-name="P1">textes :</text:p>
      <text:p text:style-name="P1">- t9 p45 : l’élégance du hérisson – Muriel Barbery</text:p>
      <text:p text:style-name="P1"><text:tab/>Invitation de la concierge par un des occupants (riche). Comparaison entre la décoration <text:tab/>attendu et celle perçue. Raffinement multiculturel</text:p>
      <text:p text:style-name="P1">- t16 p71 : coexistence entre voisins , un apprentissage par paliers – Robert Maggiori</text:p>
      <text:p text:style-name="P1"><text:tab/>Le voisinage que l’on connais sans <text:s/>connaître, que l’on invite ou non, que l’on ignore ou </text:p>
      <text:p text:style-name="P1"><text:tab/>espionne, <text:span text:style-name="T2">des relations parfois entre haine et heureuses, mais aussi souvent indifférentes </text:span></text:p>
      <text:p text:style-name="P1">- t17 p74 : La vie, mode d’emploi – George Perec</text:p>
      <text:p text:style-name="P1"><text:tab/>L’escalier, un point de transition froid entre chaque vies d’inconnus partageant un espace</text:p>
      <text:p text:style-name="P1"><text:tab/>commun et à la fois privatif</text:p>
      <text:p text:style-name="P1">- Photo : Coupe transversale de la partie centrale du familistère de Guise (1899)</text:p>
      <text:p text:style-name="P1"><text:tab/><text:span text:style-name="T1">Une tentative de briser ou d’assouplir la frontière du voisinage, un espace commun, un point </text:span></text:p>
      <text:p text:style-name="P1"><text:tab/><text:span text:style-name="T1">commun, de grand fenêtres donnant sur les communs, le tout est propre et nettoyé</text:span></text:p>
      <text:p text:style-name="P1"><text:tab/><text:span text:style-name="T1">probablement aux frais de l’entreprise.</text:span></text:p>
      <text:p text:style-name="P1"/>
      <text:p text:style-name="P1"/>
      <text:p text:style-name="P4">Les voisins, nos plus proche<text:span text:style-name="T2">s</text:span> <text:span text:style-name="T2">les plus lointains</text:span></text:p>
      <text:p text:style-name="P5">Nous parlerons de la fine frontière séparant l’inconnu de l’être unique du voisinage.</text:p>
      <text:p text:style-name="P5"/>
      <text:p text:style-name="P2">Sujet  n°7 : Est-on toujours à la fête avec ses voisins ? (P178)</text:p>
      <text:p text:style-name="P2"/>
      <text:p text:style-name="P5">Synthèse du Corpus <text:span text:style-name="T18">(Introduction uniquement)</text:span>.</text:p>
      <text:p text:style-name="P5"/>
      <text:p text:style-name="P5">Dans la suivante synthèse, nous étudierons la fine frontière <text:span text:style-name="T17">séparant</text:span> <text:span text:style-name="T17">le voisinage, et ce à travers son entretien ou sa rupture.</text:span> Pour soutenir le<text:span text:style-name="T17">s</text:span> point<text:span text:style-name="T17">s</text:span> en question, nous nous appuierons sur les texte suivants. En premier lieu, un extrait du roman <text:span text:style-name="T3">L’Elegance du hérisson</text:span><text:span text:style-name="T7"> de Muriel Barbery, mettant en scène Mme </text:span><text:span text:style-name="T8">Michel, concierge recluse &amp; cultivant son esprit à l’insu de tous, étant invitée à dîner par Mr Ozu, Japonais aisé nouvellement emménagé dans l’immeuble. Cette scène malmène à la fois l’idée d’un appartement japonais que se faisait le narrateur (Mme Michel) ainsi que la différences des classes, représentée ici par la concierge accueillie à la même table que le locataire. Par la suite nous nous servirons d’un article du Libération, nommé </text:span><text:span text:style-name="T4">coexistence entre voisins, un apprentissage par paliers</text:span><text:span text:style-name="T8">, de Robert Maggiori, qui, se servant </text:span><text:span text:style-name="T9">de l’étude d’Hélène L’Heuillet (</text:span><text:span text:style-name="T5">Du voisinage, réflexions sur la coexistence humaine</text:span><text:span text:style-name="T9">) disserte sur le sujet de nos voisins, ces proches les plus lointains en développant les idées de relations alternant indifférence, haine ou encore joie, mais encore de notre apprentissage de la politesse à travers ces relations bon grès mal grès ainsi qu’un passage sur l’idée des voisins cardinaux : d’en dessous, d’au dessus, d’à côté et d’en face. Nous nous servirons aussi d’un extrait du texte de George Perec : </text:span><text:span text:style-name="T5">La vie, mode d’emploi</text:span><text:span text:style-name="T9"> extrait qui attirera notre attention sur l’escalier, cet espace transitoire obligatoire de partage entre voisin, ou la tendance est à la froideur et l’indifférence, et est parfois le grand séparateur entre ces inconnus partageant le même espace. Idée contrebalancée par notre élément final : Une photo de la coupe transversale de la partie centrale du familistère de Guise, espace d’habitation construit par l’industriel Jean-Baptiste André Godin pour ses employés. Un immeuble dont l’espace commun occupe la place centrale, et ce pour un voisinage ou chaque personne possède un point commun fédérateur, à travers leur appartenance au même lieu de travail.</text:span></text:p>
      <text:p text:style-name="P13">CGE SIO SLAM</text:p>
      <text:p text:style-name="P3">Guillaume SAULNIER</text:p>
      <text:p text:style-name="P3"><text:span text:style-name="T9">DM2</text:span></text:p>
      <text:p text:style-name="P3"><text:span text:style-name="T9"/></text:p>
      <text:p text:style-name="P6"><text:span text:style-name="T9">Écriture</text:span><text:span text:style-name="T7"> personnelle :</text:span></text:p>
      <text:p text:style-name="P6"><text:span text:style-name="T7"/></text:p>
      <text:p text:style-name="P6"><text:span text:style-name="T7">Selon vous, peut-on vivre sans voisins ?</text:span></text:p>
      <text:p text:style-name="P6"><text:span text:style-name="T7"/></text:p>
      <text:p text:style-name="P6"><text:span text:style-name="T7">Nous sommes en 2022, la population mondiale approche les 8 milliards d’âmes, une fois encore une question pleine de bon sens nous est proposée aujourd’hui : est-on encore capable de vivre sans voisinage ? Je tenterais de vous intéresser à ce sujet à travers deux points, à savoir, est-il encore possible matériellement &amp; physiquement de vivre sans voisins à l’aube du 21ième siècle ? Puis, par la suite, sur le point de vue psychologique de la question : est-il souhaitable, dans la mesure ou cela est possible, de vivre sans voisinage ? </text:span><text:span text:style-name="T10">Sur ces bon mots, vous pouvez remercier, cher lect-eur/rice, l’invention de la dactylographie, car vous n’aurez, grâce à celle ci, pas besoin d’une loupe aujourd’hui (mais probablement d’un café corsé).</text:span></text:p>
      <text:p text:style-name="P8"><text:span text:style-name="T7"/></text:p>
      <text:p text:style-name="P8"><text:span text:style-name="T7"/></text:p>
      <text:p text:style-name="P11"><text:span text:style-name="T7">Attardons nous donc sur le premier point que je souhaite évoquer, à savoir, est-il physiquement, ou même réalistiquement faisable d’habiter, d’exister, de vivre sans voisinage ? Pour répondre à cette question, Robert Maggiori a une phrase plutôt explicite tirée de son article du Libération, </text:span><text:span text:style-name="T4">coexistence entre voisins, un apprentissage par paliers</text:span><text:span text:style-name="T7"> : « Il ne se peut guère qu’on n’ait aucun voisin, dans l’immeuble, la rue, le quartier, sauf à être un anachorète vivant dans une grotte de Cappadoce ». Sans aller jusqu’à une ascèse de ce niveau, il reste tout de même relativement difficile de nos jours d’exister sans compagnon de palier. Outre le prix du terrains, l’habitude du train de vie confortable du 21ième tend à rendre l’exile difficile ; qui de nos jours en sait assez pour être autosuffisant ? Un exemple d’ailleurs soulevé à travers le film Capitaine Fantastique, ou </text:span><text:span text:style-name="T11">une famille <text:s text:c="2"/>tente de vivre en autarcie et d’élever leurs 6 enfants dans ce contexte difficile. Je reviendrais par la suite sur ce film dans la seconde partie de cet écrit, car si l’exemple tend à dire qu’il est possible de vivre dans ces conditions, le tableau n’en est pas pour autant sans rature. A ces deux exemples, je souhaite aussi ajouter le sujet des sans-abris, qui peuvent être amener à vivre avec un voisinage à la fois changeant ou absent.</text:span></text:p>
      <text:p text:style-name="P9"><text:span text:style-name="T11">Il est donc, effectivement, possible (physiquement parlant) de vivre sans voisin. Est-ce cela dit une situation souhaitable ? Peut-on avoir une vie épanouie à travers l’absence de ce contact habituel qui, de manière discrète, nous apprend des compétences bien utiles ? </text:span></text:p>
      <text:p text:style-name="P9"><text:span text:style-name="T11"/></text:p>
      <text:p text:style-name="P9"><text:span text:style-name="T11">C’est dans cette deuxième partie que je souhaite aborder ce sujet. Est-il raisonnable, souhaitable, ou même désirable de n’avoir aucun voisin ? </text:span></text:p>
      <text:p text:style-name="P10"><text:span text:style-name="T11">Bien souvent dérangés par l’aspirateur de la maisonnée d’en face un dimanche matin, une musique pulsante passé minuit un jour de semaine, l’odeur rance des poubelles montant du palier inférieur, nul doute que chaque personne à un jour souhaité se retrouvé tranquille, en forêt comme en montagne, à l’abri des nuisances du voisinage. Rare cela dit, sont ceux qui se sont réellement trouvé dans une situation comparable. Pour développer ce point, parlons donc <text:s/>du film </text:span><text:span text:style-name="T6">Seul au Monde</text:span><text:span text:style-name="T11">, avec Tom Hanks en acteur principal, </text:span><text:span text:style-name="T12">narrant l’histoire de Chuck Noland, livreur zélé de FedEx se retrouvant seul survivant d’un crash aviaire sur une île déserte de l’Océan Pacifique. Destination paradisiaque ? Peut être, mais seulement accompagné d’un paquebot de luxe permettant d’y faire sa toilette, se restaurer ou encore d’y dormir tout confort fournis dans des draps de satin propres. Ici Chuck doit, du haut de son éducation urbaine, apprendre à survivre seul et sans aide, dans un milieu non domestiqué par l’homme </text:span><text:span text:style-name="T15">et quasi hostile </text:span><text:span text:style-name="T12">sous peine de voir sa vie s’écourter drastiquement. A cela s’ajoute l’épuisement psychique, </text:span><text:span text:style-name="T15">illustrée d</text:span><text:span text:style-name="T13">ans ce <text:s/>film sous l’image de la création de Willson. </text:span><text:span text:style-name="T15">Ce besoin</text:span><text:span text:style-name="T13"> illustre un collatéral à la vie en isolation. L</text:span><text:span text:style-name="T12">’homme n’a pas évolué pour vivre seul. Nous sommes, au cœur, un animal social. </text:span><text:span text:style-name="T14">Lien social rendu difficile par une isolation, d’ailleurs, c’est ici le côté moins plaisant du film Capitaine Fantastique que j’ai évoque précédemment. </text:span><text:span text:style-name="T15">Durant le </text:span><text:soft-page-break/><text:span text:style-name="T15">déroulement</text:span><text:span text:style-name="T14"> </text:span><text:span text:style-name="T15">du</text:span><text:span text:style-name="T14"> film, la famille va devoir, de part le scénario, se confronter au monde classique, dans lesquels les enfants n’ont jamais eu l’occasion de vivre, et d’y apprendre le savoir commun </text:span><text:span text:style-name="T15">tel que</text:span><text:span text:style-name="T14"> l’argent, la politesse, ou simplement même de communiquer avec des étrangers. Cette réclusion, bien qu’heureuse, a causé aux enfants une incapacité quasi complète à fonctionner en société, ce qui est d’ailleurs l’objet du reste du scénario.</text:span></text:p>
      <text:p text:style-name="P10"><text:span text:style-name="T13">D’après Margaret Mead, une anthropologiste du 20ième siècle, le premier signe de la civilisation humaine est, de son point de vue, un fémur cassé qui fut soigné. En effet, dans le règne animal, un os cassé est synonyme de mort. Un os rétablis d’une blessure est le signe d’une prise en charge par le voisinage, par la tribus du propriétaire. Nous vivons en nous entraidant depuis des millénaires, et avons évoluer pour embrasser cette proximité. Nous en tirons des avantages physiques comme psychiques, sous forme de protection, entraide mais encore soutient ou même amitiés. Tout cela a d’ailleurs été mis en valeur à travers nos réclusions des années précédentes, dues au Covid 19, ou le besoin de communiquer, chanter, voir, danser, sortir et partager s’est fait ressentir en force, accompagné des émotions bien plus négatives, sous forme de dépressions, crises de panique ou claustrophobies.</text:span></text:p>
      <text:p text:style-name="P12"><text:span text:style-name="T7">Même si possible, l’habitation sans voisinage est une vie qui semble dans l’ensemble moins simple, et accompagnée de maint challenges qui devront être surmontés pour rendre la prouesse possible.</text:span></text:p>
      <text:p text:style-name="P12"><text:span text:style-name="T7"/></text:p>
      <text:p text:style-name="P12"><text:span text:style-name="T7">Pouvons nous donc vivre sans voisins ? Très certainement. Est-ce quelque chose de désiré ? Sans aucun doute. Est-ce désirable ou souhaitable cela dit ? La réponse ici est moins claire. Un choix d’isolation impliquera un changement drastique de vie et des conséquence sur le long terme pour la personne l’entreprenant, ainsi que sa famille éventuelle. Dans une société omniprésente et hyper-connectée, l’envie de se couper du monde peux se faire ressentir de plus en plus, </text:span><text:span text:style-name="T16">de</text:span><text:span text:style-name="T7"> « prendre un break ». </text:span><text:span text:style-name="T16">Cependant, on est bien content d’avoir un voisin lorsqu’on se rend compte que l’on a plus de PQ un dimanche.</text:span></text:p>
      <text:p text:style-name="P8"><text:span text:style-name="T7"/></text:p>
      <text:p text:style-name="P8"><text:span text:style-name="T7"/></text:p>
      <text:p text:style-name="P7"><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6:51:20.976000000</meta:creation-date>
    <dc:date>2022-02-27T21:04:39.153000000</dc:date>
    <meta:editing-duration>PT10M24S</meta:editing-duration>
    <meta:editing-cycles>2</meta:editing-cycles>
    <meta:generator>LibreOffice/7.1.4.2$Windows_X86_64 LibreOffice_project/a529a4fab45b75fefc5b6226684193eb000654f6</meta:generator>
    <meta:document-statistic meta:table-count="0" meta:image-count="0" meta:object-count="0" meta:page-count="3" meta:paragraph-count="35" meta:word-count="1535" meta:character-count="9492" meta:non-whitespace-character-count="7968"/>
  </office:meta>
</office:document-meta>
</file>